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31pt solid #000000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31pt solid #000000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Feuille1" table:style-name="ta1">
        <table:shapes>
          <draw:frame draw:z-index="0" draw:style-name="gr1" svg:width="19.845cm" svg:height="11.317cm" svg:x="26.172cm" svg:y="0cm">
            <draw:object draw:notify-on-update-of-ranges="Feuille1.A1:Feuille1.A1 Feuille1.B1:Feuille1.I1 Feuille1.A2:Feuille1.A2 Feuille1.B2:Feuille1.I2 Feuille1.A1:Feuille1.A1 Feuille1.B1:Feuille1.I1 Feuille1.A3:Feuille1.A3 Feuille1.B3:Feuille1.I3 Feuille1.A1:Feuille1.A1 Feuille1.B1:Feuille1.I1 Feuille1.A4:Feuille1.A4 Feuille1.B4:Feuille1.I4 Feuille1.A1:Feuille1.A1 Feuille1.B1:Feuille1.I1 Feuille1.A5:Feuille1.A5 Feuille1.B5:Feuille1.I5 Feuille1.A1:Feuille1.A1 Feuille1.B1:Feuille1.I1 Feuille1.A6:Feuille1.A6 Feuille1.B6:Feuille1.I6 Feuille1.A1:Feuille1.A1 Feuille1.B1:Feuille1.I1 Feuille1.A7:Feuille1.A7 Feuille1.B7:Feuille1.I7 Feuille1.A1:Feuille1.A1 Feuille1.B1:Feuille1.I1 Feuille1.A8:Feuille1.A8 Feuille1.B8:Feuille1.I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9.387cm" svg:y="8.007cm">
            <draw:object draw:notify-on-update-of-ranges="Feuille1.A11:Feuille1.A11 Feuille1.B11:Feuille1.H11 Feuille1.A12:Feuille1.A12 Feuille1.B12:Feuille1.H12 Feuille1.A11:Feuille1.A11 Feuille1.B11:Feuille1.H11 Feuille1.A13:Feuille1.A13 Feuille1.B13:Feuille1.H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>
            <text:p>Semain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formula="of:=AVERAGE([.B1:.I1])" office:value-type="float" office:value="4.5">
            <text:p>4,5</text:p>
          </table:table-cell>
          <table:table-cell/>
        </table:table-row>
        <table:table-row table:style-name="ro2">
          <table:table-cell table:style-name="ce2" office:value-type="string">
            <text:p>Nombre de visiteurs pour le site de Lucas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412">
            <text:p>412</text:p>
          </table:table-cell>
          <table:table-cell table:style-name="ce2" office:value-type="float" office:value="423">
            <text:p>423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472">
            <text:p>472</text:p>
          </table:table-cell>
          <table:table-cell table:formula="of:=AVERAGE([.B2:.I2])" office:value-type="float" office:value="360.125">
            <text:p>360,13</text:p>
          </table:table-cell>
          <table:table-cell table:formula="of:=SUM([.B5:.E5])+SUM([.B3:.E3])" office:value-type="float" office:value="7136">
            <text:p>7136</text:p>
          </table:table-cell>
        </table:table-row>
        <table:table-row table:style-name="ro2">
          <table:table-cell table:style-name="ce2" office:value-type="string">
            <text:p>Nombre de visiteurs pour le site de Louis</text:p>
          </table:table-cell>
          <table:table-cell table:style-name="ce2" office:value-type="float" office:value="3700">
            <text:p>3700</text:p>
          </table:table-cell>
          <table:table-cell table:style-name="ce2" office:value-type="float" office:value="1240">
            <text:p>1240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formula="of:=AVERAGE([.B3:.I3])" office:value-type="float" office:value="699.375">
            <text:p>699,38</text:p>
          </table:table-cell>
          <table:table-cell/>
        </table:table-row>
        <table:table-row table:style-name="ro3">
          <table:table-cell table:style-name="ce2" office:value-type="string">
            <text:p>Nombre de visiteurs pour le site de Mathild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1640">
            <text:p>1640</text:p>
          </table:table-cell>
          <table:table-cell table:style-name="ce2" office:value-type="float" office:value="3160">
            <text:p>3160</text:p>
          </table:table-cell>
          <table:table-cell table:style-name="ce2" office:value-type="float" office:value="5960">
            <text:p>5960</text:p>
          </table:table-cell>
          <table:table-cell table:formula="of:=AVERAGE([.B4:.I4])" office:value-type="float" office:value="1540.25">
            <text:p>1540,25</text:p>
          </table:table-cell>
          <table:table-cell/>
        </table:table-row>
        <table:table-row table:style-name="ro2">
          <table:table-cell table:style-name="ce2" office:value-type="string">
            <text:p>Nombre de visiteurs pour le site de Norbert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612">
            <text:p>612</text:p>
          </table:table-cell>
          <table:table-cell table:style-name="ce2" office:value-type="float" office:value="704">
            <text:p>704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946">
            <text:p>946</text:p>
          </table:table-cell>
          <table:table-cell table:formula="of:=AVERAGE([.B5:.I5])" office:value-type="float" office:value="587.875">
            <text:p>587,88</text:p>
          </table:table-cell>
          <table:table-cell/>
        </table:table-row>
        <table:table-row table:style-name="ro3">
          <table:table-cell table:style-name="ce2" office:value-type="string">
            <text:p>Nombre de visiteurs pour le site de Christine</text:p>
          </table:table-cell>
          <table:table-cell table:style-name="ce2" office:value-type="float" office:value="3540">
            <text:p>3540</text:p>
          </table:table-cell>
          <table:table-cell table:style-name="ce2" office:value-type="float" office:value="3260">
            <text:p>3260</text:p>
          </table:table-cell>
          <table:table-cell table:style-name="ce2" office:value-type="float" office:value="3120">
            <text:p>3120</text:p>
          </table:table-cell>
          <table:table-cell table:style-name="ce2" office:value-type="float" office:value="2890">
            <text:p>2890</text:p>
          </table:table-cell>
          <table:table-cell table:style-name="ce2" office:value-type="float" office:value="2710">
            <text:p>2710</text:p>
          </table:table-cell>
          <table:table-cell table:style-name="ce2" office:value-type="float" office:value="2570">
            <text:p>2570</text:p>
          </table:table-cell>
          <table:table-cell table:style-name="ce2" office:value-type="float" office:value="2280">
            <text:p>2280</text:p>
          </table:table-cell>
          <table:table-cell table:style-name="ce2" office:value-type="float" office:value="2090">
            <text:p>2090</text:p>
          </table:table-cell>
          <table:table-cell table:formula="of:=AVERAGE([.B6:.I6])" office:value-type="float" office:value="2807.5">
            <text:p>2807,5</text:p>
          </table:table-cell>
          <table:table-cell/>
        </table:table-row>
        <table:table-row table:style-name="ro2">
          <table:table-cell table:style-name="ce2" office:value-type="string">
            <text:p>Nombre de visiteurs pour le site de Léa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925">
            <text:p>925</text:p>
          </table:table-cell>
          <table:table-cell table:style-name="ce2" office:value-type="float" office:value="1348">
            <text:p>1348</text:p>
          </table:table-cell>
          <table:table-cell table:style-name="ce2" office:value-type="float" office:value="1678">
            <text:p>1678</text:p>
          </table:table-cell>
          <table:table-cell table:style-name="ce2" office:value-type="float" office:value="2087">
            <text:p>2087</text:p>
          </table:table-cell>
          <table:table-cell table:style-name="ce2" office:value-type="float" office:value="2506">
            <text:p>2506</text:p>
          </table:table-cell>
          <table:table-cell table:style-name="ce2" office:value-type="float" office:value="2898">
            <text:p>2898</text:p>
          </table:table-cell>
          <table:table-cell table:style-name="ce2" office:value-type="float" office:value="3323">
            <text:p>3323</text:p>
          </table:table-cell>
          <table:table-cell table:formula="of:=AVERAGE([.B7:.I7])" office:value-type="float" office:value="1909.25">
            <text:p>1909,25</text:p>
          </table:table-cell>
          <table:table-cell/>
        </table:table-row>
        <table:table-row table:style-name="ro4">
          <table:table-cell office:value-type="string">
            <text:p>Total</text:p>
          </table:table-cell>
          <table:table-cell table:formula="of:=SUM([.B2:.B7])" office:value-type="float" office:value="8318">
            <text:p>8318</text:p>
          </table:table-cell>
          <table:table-cell table:formula="of:=SUM([.C2:.C7])" office:value-type="float" office:value="6183">
            <text:p>6183</text:p>
          </table:table-cell>
          <table:table-cell table:formula="of:=SUM([.D2:.D7])" office:value-type="float" office:value="5853">
            <text:p>5853</text:p>
          </table:table-cell>
          <table:table-cell table:formula="of:=SUM([.E2:.E7])" office:value-type="float" office:value="5967">
            <text:p>5967</text:p>
          </table:table-cell>
          <table:table-cell table:formula="of:=SUM([.F2:.F7])" office:value-type="float" office:value="6644">
            <text:p>6644</text:p>
          </table:table-cell>
          <table:table-cell table:formula="of:=SUM([.G2:.G7])" office:value-type="float" office:value="7861">
            <text:p>7861</text:p>
          </table:table-cell>
          <table:table-cell table:formula="of:=SUM([.H2:.H7])" office:value-type="float" office:value="9616">
            <text:p>9616</text:p>
          </table:table-cell>
          <table:table-cell table:formula="of:=SUM([.I2:.I7])" office:value-type="float" office:value="12793">
            <text:p>12793</text:p>
          </table:table-cell>
          <table:table-cell table:formula="of:=AVERAGE([.B8:.I8])" office:value-type="float" office:value="7904.375">
            <text:p>7904,38</text:p>
          </table:table-cell>
          <table:table-cell/>
        </table:table-row>
        <table:table-row table:style-name="ro4" table:number-rows-repeated="2">
          <table:table-cell table:number-columns-repeated="11"/>
        </table:table-row>
        <table:table-row table:style-name="ro5">
          <table:table-cell table:style-name="ce1" office:value-type="string">
            <text:p>Semain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Nombre de visiteurs pour le site de Lucas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412">
            <text:p>412</text:p>
          </table:table-cell>
          <table:table-cell table:style-name="ce2" office:value-type="float" office:value="423">
            <text:p>423</text:p>
          </table:table-cell>
          <table:table-cell table:style-name="ce2" office:value-type="float" office:value="441">
            <text:p>441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Nombre de visiteurs pour le site de Norbert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612">
            <text:p>612</text:p>
          </table:table-cell>
          <table:table-cell table:style-name="ce2" office:value-type="float" office:value="704">
            <text:p>704</text:p>
          </table:table-cell>
          <table:table-cell table:style-name="ce2" office:value-type="float" office:value="830">
            <text:p>830</text:p>
          </table:table-cell>
          <table:table-cell table:style-name="ce2"/>
          <table:table-cell table:number-columns-repeated="2"/>
        </table:table-row>
        <table:table-row table:style-name="ro4" table:number-rows-repeated="2">
          <table:table-cell table:style-name="ce2" table:number-columns-repeated="9"/>
          <table:table-cell table:number-columns-repeated="2"/>
        </table:table-row>
        <table:table-row table:style-name="ro4">
          <table:table-cell table:style-name="ce1" table:number-columns-repeated="9"/>
          <table:table-cell table:number-columns-repeated="2"/>
        </table:table-row>
        <table:table-row table:style-name="ro4" table:number-rows-repeated="6">
          <table:table-cell table:style-name="ce2" table:number-columns-repeated="9"/>
          <table:table-cell table:number-columns-repeated="2"/>
        </table:table-row>
        <table:table-row table:style-name="ro4">
          <table:table-cell table:style-name="ce1" table:number-columns-repeated="9"/>
          <table:table-cell table:number-columns-repeated="2"/>
        </table:table-row>
        <table:table-row table:style-name="ro4" table:number-rows-repeated="2">
          <table:table-cell table:style-name="ce2" table:number-columns-repeated="9"/>
          <table:table-cell table:number-columns-repeated="2"/>
        </table:table-row>
        <table:table-row table:style-name="ro4" table:number-rows-repeated="104854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Feuille2" table:style-name="ta1">
        <table:table-column table:style-name="co2" table:default-cell-style-name="Default"/>
        <table:table-row table:style-name="ro6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JULIEN</meta:initial-creator>
    <meta:creation-date>2012-07-02T20:28:18</meta:creation-date>
    <dc:date>2012-07-03T00:04:28</dc:date>
    <dc:creator>Julien JULIEN</dc:creator>
    <meta:editing-duration>PT31M27S</meta:editing-duration>
    <meta:editing-cycles>4</meta:editing-cycles>
    <meta:generator>LibreOffice/3.5$Linux_X86_64 LibreOffice_project/350m1$Build-2</meta:generator>
    <meta:document-statistic meta:table-count="3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regression-type="exponential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regression-type="linear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svg:stroke-color="#7e0021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regression-type="linear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svg:stroke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846cm" svg:height="11.318cm" xlink:href=".." xlink:type="simple" chart:class="chart:scatter" chart:style-name="ch1">
        <chart:legend chart:legend-position="end" svg:x="12.946cm" svg:y="1.531cm" style:legend-expansion="high" chart:style-name="ch2"/>
        <chart:plot-area chart:style-name="ch3" table:cell-range-address="Feuille1.A1:Feuille1.I8" chart:data-source-has-labels="column" svg:x="0.846cm" svg:y="1.039cm" svg:width="11.308cm" svg:height="9.633cm">
          <chartooo:coordinate-region svg:x="2.023cm" svg:y="1.238cm" svg:width="10.037cm" svg:height="8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I2" chart:label-cell-address="Feuille1.A2:Feuille1.A2" chart:class="chart:scatter">
            <chart:domain table:cell-range-address="Feuille1.B1:Feuille1.I1"/>
            <chart:data-point chart:repeated="8"/>
          </chart:series>
          <chart:series chart:style-name="ch7" chart:values-cell-range-address="Feuille1.B3:Feuille1.I3" chart:label-cell-address="Feuille1.A3:Feuille1.A3" chart:class="chart:scatter">
            <chart:regression-curve chart:style-name="ch8">
              <chart:equation svg:x="1.911cm" svg:y="8.358cm"/>
            </chart:regression-curve>
            <chart:data-point chart:repeated="8"/>
          </chart:series>
          <chart:series chart:style-name="ch9" chart:values-cell-range-address="Feuille1.B4:Feuille1.I4" chart:label-cell-address="Feuille1.A4:Feuille1.A4" chart:class="chart:scatter">
            <chart:data-point chart:repeated="8"/>
          </chart:series>
          <chart:series chart:style-name="ch10" chart:values-cell-range-address="Feuille1.B5:Feuille1.I5" chart:label-cell-address="Feuille1.A5:Feuille1.A5" chart:class="chart:scatter">
            <chart:data-point chart:repeated="8"/>
          </chart:series>
          <chart:series chart:style-name="ch11" chart:values-cell-range-address="Feuille1.B6:Feuille1.I6" chart:label-cell-address="Feuille1.A6:Feuille1.A6" chart:class="chart:scatter">
            <chart:regression-curve chart:style-name="ch12">
              <chart:equation svg:x="4.638cm" svg:y="7.321cm"/>
            </chart:regression-curve>
            <chart:data-point chart:repeated="8"/>
          </chart:series>
          <chart:series chart:style-name="ch13" chart:values-cell-range-address="Feuille1.B7:Feuille1.I7" chart:label-cell-address="Feuille1.A7:Feuille1.A7" chart:class="chart:scatter">
            <chart:data-point chart:repeated="8"/>
          </chart:series>
          <chart:series chart:style-name="ch14" chart:values-cell-range-address="Feuille1.B8:Feuille1.I8" chart:label-cell-address="Feuille1.A8:Feuille1.A8" chart:class="chart:scatter">
            <chart:regression-curve chart:style-name="ch15">
              <chart:equation svg:x="3.888cm" svg:y="4.438cm"/>
            </chart:regression-curve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:Feuille1.I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ombre de visiteurs pour le site de Lucas</text:p>
                <draw:g>
                  <svg:desc>Feuille1.A2:Feuille1.A2</svg:desc>
                </draw:g>
              </table:table-cell>
              <table:table-cell office:value-type="float" office:value="205">
                <text:p>205</text:p>
                <draw:g>
                  <svg:desc>Feuille1.B2:Feuille1.I2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327">
                <text:p>327</text:p>
              </table:table-cell>
              <table:table-cell office:value-type="float" office:value="349">
                <text:p>349</text:p>
              </table:table-cell>
              <table:table-cell office:value-type="float" office:value="412">
                <text:p>412</text:p>
              </table:table-cell>
              <table:table-cell office:value-type="float" office:value="423">
                <text:p>423</text:p>
              </table:table-cell>
              <table:table-cell office:value-type="float" office:value="441">
                <text:p>44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Nombre de visiteurs pour le site de Louis</text:p>
                <draw:g>
                  <svg:desc>Feuille1.A3:Feuille1.A3</svg:desc>
                </draw:g>
              </table:table-cell>
              <table:table-cell office:value-type="float" office:value="3700">
                <text:p>3700</text:p>
                <draw:g>
                  <svg:desc>Feuille1.B3:Feuille1.I3</svg:desc>
                </draw:g>
              </table:table-cell>
              <table:table-cell office:value-type="float" office:value="1240">
                <text:p>1240</text:p>
              </table:table-cell>
              <table:table-cell office:value-type="float" office:value="435">
                <text:p>435</text:p>
              </table:table-cell>
              <table:table-cell office:value-type="float" office:value="150">
                <text:p>15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mbre de visiteurs pour le site de Mathilde</text:p>
                <draw:g>
                  <svg:desc>Feuille1.A4:Feuille1.A4</svg:desc>
                </draw:g>
              </table:table-cell>
              <table:table-cell office:value-type="float" office:value="54">
                <text:p>54</text:p>
                <draw:g>
                  <svg:desc>Feuille1.B4:Feuille1.I4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98">
                <text:p>198</text:p>
              </table:table-cell>
              <table:table-cell office:value-type="float" office:value="420">
                <text:p>420</text:p>
              </table:table-cell>
              <table:table-cell office:value-type="float" office:value="780">
                <text:p>780</text:p>
              </table:table-cell>
              <table:table-cell office:value-type="float" office:value="1640">
                <text:p>1640</text:p>
              </table:table-cell>
              <table:table-cell office:value-type="float" office:value="3160">
                <text:p>316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Nombre de visiteurs pour le site de Norbert</text:p>
                <draw:g>
                  <svg:desc>Feuille1.A5:Feuille1.A5</svg:desc>
                </draw:g>
              </table:table-cell>
              <table:table-cell office:value-type="float" office:value="310">
                <text:p>310</text:p>
                <draw:g>
                  <svg:desc>Feuille1.B5:Feuille1.I5</svg:desc>
                </draw:g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480">
                <text:p>480</text:p>
              </table:table-cell>
              <table:table-cell office:value-type="float" office:value="612">
                <text:p>612</text:p>
              </table:table-cell>
              <table:table-cell office:value-type="float" office:value="704">
                <text:p>704</text:p>
              </table:table-cell>
              <table:table-cell office:value-type="float" office:value="830">
                <text:p>83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Nombre de visiteurs pour le site de Christine</text:p>
                <draw:g>
                  <svg:desc>Feuille1.A6:Feuille1.A6</svg:desc>
                </draw:g>
              </table:table-cell>
              <table:table-cell office:value-type="float" office:value="3540">
                <text:p>3540</text:p>
                <draw:g>
                  <svg:desc>Feuille1.B6:Feuille1.I6</svg:desc>
                </draw:g>
              </table:table-cell>
              <table:table-cell office:value-type="float" office:value="3260">
                <text:p>3260</text:p>
              </table:table-cell>
              <table:table-cell office:value-type="float" office:value="3120">
                <text:p>3120</text:p>
              </table:table-cell>
              <table:table-cell office:value-type="float" office:value="2890">
                <text:p>2890</text:p>
              </table:table-cell>
              <table:table-cell office:value-type="float" office:value="2710">
                <text:p>2710</text:p>
              </table:table-cell>
              <table:table-cell office:value-type="float" office:value="2570">
                <text:p>2570</text:p>
              </table:table-cell>
              <table:table-cell office:value-type="float" office:value="2280">
                <text:p>228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Nombre de visiteurs pour le site de Léa</text:p>
                <draw:g>
                  <svg:desc>Feuille1.A7:Feuille1.A7</svg:desc>
                </draw:g>
              </table:table-cell>
              <table:table-cell office:value-type="float" office:value="509">
                <text:p>509</text:p>
                <draw:g>
                  <svg:desc>Feuille1.B7:Feuille1.I7</svg:desc>
                </draw:g>
              </table:table-cell>
              <table:table-cell office:value-type="float" office:value="925">
                <text:p>925</text:p>
              </table:table-cell>
              <table:table-cell office:value-type="float" office:value="1348">
                <text:p>1348</text:p>
              </table:table-cell>
              <table:table-cell office:value-type="float" office:value="1678">
                <text:p>1678</text:p>
              </table:table-cell>
              <table:table-cell office:value-type="float" office:value="2087">
                <text:p>2087</text:p>
              </table:table-cell>
              <table:table-cell office:value-type="float" office:value="2506">
                <text:p>2506</text:p>
              </table:table-cell>
              <table:table-cell office:value-type="float" office:value="2898">
                <text:p>2898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Total</text:p>
                <draw:g>
                  <svg:desc>Feuille1.A8:Feuille1.A8</svg:desc>
                </draw:g>
              </table:table-cell>
              <table:table-cell office:value-type="float" office:value="8318">
                <text:p>8318</text:p>
                <draw:g>
                  <svg:desc>Feuille1.B8:Feuille1.I8</svg:desc>
                </draw:g>
              </table:table-cell>
              <table:table-cell office:value-type="float" office:value="6183">
                <text:p>6183</text:p>
              </table:table-cell>
              <table:table-cell office:value-type="float" office:value="5853">
                <text:p>5853</text:p>
              </table:table-cell>
              <table:table-cell office:value-type="float" office:value="5967">
                <text:p>5967</text:p>
              </table:table-cell>
              <table:table-cell office:value-type="float" office:value="6644">
                <text:p>6644</text:p>
              </table:table-cell>
              <table:table-cell office:value-type="float" office:value="7861">
                <text:p>7861</text:p>
              </table:table-cell>
              <table:table-cell office:value-type="float" office:value="9616">
                <text:p>9616</text:p>
              </table:table-cell>
              <table:table-cell office:value-type="float" office:value="12793">
                <text:p>12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37cm" svg:y="2.66cm" style:legend-expansion="high" chart:style-name="ch2"/>
        <chart:plot-area chart:style-name="ch3" table:cell-range-address="Feuille1.A11:Feuille1.H13" chart:data-source-has-labels="column" svg:x="0.77cm" svg:y="0.855cm" svg:width="8.827cm" svg:height="7.545cm">
          <chartooo:coordinate-region svg:x="1.577cm" svg:y="1.054cm" svg:width="7.9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2:Feuille1.H12" chart:label-cell-address="Feuille1.A12:Feuille1.A12" chart:class="chart:scatter">
            <chart:domain table:cell-range-address="Feuille1.B11:Feuille1.H11"/>
            <chart:regression-curve chart:style-name="ch7">
              <chart:equation/>
            </chart:regression-curve>
            <chart:data-point chart:repeated="7"/>
          </chart:series>
          <chart:series chart:style-name="ch8" chart:values-cell-range-address="Feuille1.B13:Feuille1.H13" chart:label-cell-address="Feuille1.A13:Feuille1.A13" chart:class="chart:scatter">
            <chart:regression-curve chart:style-name="ch9">
              <chart:equation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1:Feuille1.H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mbre de visiteurs pour le site de Lucas</text:p>
                <draw:g>
                  <svg:desc>Feuille1.A12:Feuille1.A12</svg:desc>
                </draw:g>
              </table:table-cell>
              <table:table-cell office:value-type="float" office:value="205">
                <text:p>205</text:p>
                <draw:g>
                  <svg:desc>Feuille1.B12:Feuille1.H12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327">
                <text:p>327</text:p>
              </table:table-cell>
              <table:table-cell office:value-type="float" office:value="349">
                <text:p>349</text:p>
              </table:table-cell>
              <table:table-cell office:value-type="float" office:value="412">
                <text:p>412</text:p>
              </table:table-cell>
              <table:table-cell office:value-type="float" office:value="423">
                <text:p>4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Nombre de visiteurs pour le site de Norbert</text:p>
                <draw:g>
                  <svg:desc>Feuille1.A13:Feuille1.A13</svg:desc>
                </draw:g>
              </table:table-cell>
              <table:table-cell office:value-type="float" office:value="310">
                <text:p>310</text:p>
                <draw:g>
                  <svg:desc>Feuille1.B13:Feuille1.H13</svg:desc>
                </draw:g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480">
                <text:p>480</text:p>
              </table:table-cell>
              <table:table-cell office:value-type="float" office:value="612">
                <text:p>612</text:p>
              </table:table-cell>
              <table:table-cell office:value-type="float" office:value="704">
                <text:p>704</text:p>
              </table:table-cell>
              <table:table-cell office:value-type="float" office:value="830">
                <text:p>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